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cm" table:align="margins" style:shadow="none" style:may-break-between-rows="false"/>
    </style:style>
    <style:style style:name="Tableau1.A" style:family="table-column">
      <style:table-column-properties style:column-width="3.447cm" style:rel-column-width="34223*"/>
    </style:style>
    <style:style style:name="Tableau1.B" style:family="table-column">
      <style:table-column-properties style:column-width="3.154cm" style:rel-column-width="31312*"/>
    </style:style>
    <style:style style:name="Tableau1.1" style:family="table-row">
      <style:table-row-properties style:min-row-height="0.773cm"/>
    </style:style>
    <style:style style:name="Tableau1.A1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eau1.A2" style:family="table-cell">
      <style:table-cell-properties fo:background-color="transparent" fo:padding="0.101cm" fo:border="none">
        <style:background-image/>
      </style:table-cell-properties>
    </style:style>
    <style:style style:name="Tableau1.A3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au1.B3" style:family="table-cell">
      <style:table-cell-properties fo:padding="0.101cm" fo:border="none"/>
    </style:style>
    <style:style style:name="Tableau1.4" style:family="table-row">
      <style:table-row-properties style:min-row-height="0.681cm"/>
    </style:style>
    <style:style style:name="Tableau1.A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au1.5" style:family="table-row">
      <style:table-row-properties style:min-row-height="0.672cm"/>
    </style:style>
    <style:style style:name="Tableau1.A5" style:family="table-cell">
      <style:table-cell-properties style:vertical-align="bottom" fo:background-color="#e6e6e6" fo:padding="0.101cm" fo:border="none">
        <style:background-image/>
      </style:table-cell-properties>
    </style:style>
    <style:style style:name="Tableau3" style:family="table">
      <style:table-properties style:width="3.219cm" table:align="left"/>
    </style:style>
    <style:style style:name="Tableau3.A" style:family="table-column">
      <style:table-column-properties style:column-width="1.078cm"/>
    </style:style>
    <style:style style:name="Tableau3.B" style:family="table-column">
      <style:table-column-properties style:column-width="1.08cm"/>
    </style:style>
    <style:style style:name="Tableau3.C" style:family="table-column">
      <style:table-column-properties style:column-width="1.062cm"/>
    </style:style>
    <style:style style:name="Tableau3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B1" style:family="table-cell">
      <style:table-cell-properties style:vertical-align="" fo:padding="0.097cm" fo:border-left="0.05pt solid #cccccc" fo:border-right="none" fo:border-top="0.05pt solid #cccccc" fo:border-bottom="0.05pt solid #cccccc"/>
    </style:style>
    <style:style style:name="Tableau3.C1" style:family="table-cell">
      <style:table-cell-properties style:vertical-align="" fo:padding="0.097cm" fo:border="0.05pt solid #cccccc"/>
    </style:style>
    <style:style style:name="Tableau2" style:family="table">
      <style:table-properties style:width="6.399cm" table:align="margins" style:shadow="none"/>
    </style:style>
    <style:style style:name="Tableau2.A" style:family="table-column">
      <style:table-column-properties style:column-width="1.132cm" style:rel-column-width="672*"/>
    </style:style>
    <style:style style:name="Tableau2.B" style:family="table-column">
      <style:table-column-properties style:column-width="2.364cm" style:rel-column-width="1404*"/>
    </style:style>
    <style:style style:name="Tableau2.C" style:family="table-column">
      <style:table-column-properties style:column-width="2.903cm" style:rel-column-width="1724*"/>
    </style:style>
    <style:style style:name="Tableau2.A1" style:family="table-cell">
      <style:table-cell-properties fo:background-color="#999999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au2.B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C1" style:family="table-cell">
      <style:table-cell-properties fo:padding="0.097cm" fo:border="0.05pt solid #cccccc"/>
    </style:style>
    <style:style style:name="Tableau4" style:family="table">
      <style:table-properties style:width="6.399cm" table:align="margins" style:shadow="none"/>
    </style:style>
    <style:style style:name="Tableau4.A" style:family="table-column">
      <style:table-column-properties style:column-width="4.845cm" style:rel-column-width="2877*"/>
    </style:style>
    <style:style style:name="Tableau4.B" style:family="table-column">
      <style:table-column-properties style:column-width="1.554cm" style:rel-column-width="923*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B1" style:family="table-cell">
      <style:table-cell-properties fo:padding="0cm" fo:border="none"/>
    </style:style>
    <style:style style:name="P1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1f4c63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ad84c" officeooo:paragraph-rsid="0107bef7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fo:font-size="8pt" style:font-size-asian="7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4be288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5b093e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03ad84c" officeooo:paragraph-rsid="01524ce1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paragraph-rsid="00fa6824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paragraph-rsid="010a9b31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6pt" officeooo:rsid="012fc8f9" officeooo:paragraph-rsid="012fc8f9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5b093e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Calibri" fo:font-size="6pt" officeooo:rsid="014e5b02" officeooo:paragraph-rsid="014e5b02" style:font-size-complex="6pt"/>
    </style:style>
    <style:style style:name="P15" style:family="paragraph" style:parent-style-name="Table_20_Contents">
      <style:paragraph-properties fo:text-align="end" style:justify-single-word="false"/>
      <style:text-properties fo:color="#b3b3b3" style:font-name="Calibri" fo:font-size="6pt" fo:font-style="normal" fo:font-weight="normal" officeooo:paragraph-rsid="015b093e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language="fr" fo:country="FR" fo:font-style="normal" fo:font-weight="normal" style:font-size-asian="6pt" style:font-style-asian="normal" style:font-weight-asian="normal" style:font-style-complex="normal" style:font-weight-complex="normal"/>
    </style:style>
    <style:style style:name="T2" style:family="text">
      <style:text-properties fo:language="fr" fo:country="FR" fo:font-style="normal" fo:font-weight="normal" officeooo:rsid="003ad84c" style:font-size-asian="6pt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ad84c" style:font-size-asian="6pt" style:font-style-asian="normal" style:font-weight-asian="normal" style:font-style-complex="normal" style:font-weight-complex="normal"/>
    </style:style>
    <style:style style:name="T4" style:family="text">
      <style:text-properties officeooo:rsid="01524ce1"/>
    </style:style>
    <style:style style:name="T5" style:family="text">
      <style:text-properties officeooo:rsid="0153ea9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1524ce1" style:font-style-asian="italic" style:font-style-complex="italic"/>
    </style:style>
    <style:style style:name="T8" style:family="text">
      <style:text-properties fo:color="#cccccc"/>
    </style:style>
    <style:style style:name="T9" style:family="text">
      <style:text-properties officeooo:rsid="003ad84c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draw:fill="solid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<text:text-input text:description="&lt;o.name[:50]&gt;">Name</text:text-input></text:p>
          </table:table-cell>
          <table:covered-table-cell/>
        </table:table-row>
        <table:table-row>
          <table:table-cell table:style-name="Tableau1.A2" table:number-columns-spanned="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3"><text:text-input text:description="&lt;o.default_code[:20]&gt;">Reference</text:text-input></text:p>
                  <text:p text:style-name="P8"><text:text-input text:description="&lt;manufacturer(o)[:30]&gt;">Marque</text:text-input></text:p>
                </table:table-cell>
                <table:table-cell table:style-name="Tableau4.B1" office:value-type="string">
                  <text:p text:style-name="P15"><text:text-input text:description="&lt;formatLang(time.strftime('%Y-%m-%d'),date = True)&gt;">Date d'impression</text:text-input></text:p>
                </table:table-cell>
              </table:table-row>
            </table:table>
          </table:table-cell>
          <table:covered-table-cell/>
        </table:table-row>
        <table:table-row>
          <table:table-cell table:style-name="Tableau1.A3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3"><text:text-input text:description="&lt;o.loc_rack&gt;">Rayon</text:text-input></text:p>
                </table:table-cell>
                <table:table-cell table:style-name="Tableau3.B1" office:value-type="string">
                  <text:p text:style-name="P3"><text:text-input text:description="&lt;o.loc_row&gt;">Rangée</text:text-input></text:p>
                </table:table-cell>
                <table:table-cell table:style-name="Tableau3.C1" office:value-type="string">
                  <text:p text:style-name="P3"><text:text-input text:description="&lt;o.loc_case&gt;">Casier</text:text-input></text:p>
                </table:table-cell>
              </table:table-row>
            </table:table>
            <text:p text:style-name="P4"/>
          </table:table-cell>
          <table:table-cell table:style-name="Tableau1.B3" office:value-type="string">
            <text:p text:style-name="P6"><draw:frame draw:style-name="fr1" draw:name="image: barcode(o.ean13,'ean13','None',30,1)" text:anchor-type="as-char" svg:y="0cm" svg:width="2.766cm" svg:height="0.79cm" draw:z-index="0"><draw:text-box><text:p text:style-name="Frame_20_contents"/></draw:text-box></draw:frame></text:p>
          </table:table-cell>
        </table:table-row>
        <table:table-row table:style-name="Tableau1.4">
          <table:table-cell table:style-name="Tableau1.A4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>
                <table:table-cell table:style-name="Tableau2.A1" office:value-type="string">
                  <text:p text:style-name="P14"><text:span text:style-name="T2">U</text:span><text:span text:style-name="T1">nité(s)</text:span></text:p>
                </table:table-cell>
                <table:table-cell table:style-name="Tableau2.B1" office:value-type="string">
                  <text:p text:style-name="P12">Stock: <text:span text:style-name="T2"><text:text-input text:description="&lt;o.uom_id.name&gt;">Uom</text:text-input></text:span></text:p>
                </table:table-cell>
                <table:table-cell table:style-name="Tableau2.C1" office:value-type="string">
                  <text:p text:style-name="P12">Achat: <text:span text:style-name="T3"><text:text-input text:description="&lt;o.uom_po_id.name&gt;">UomPO</text:text-input></text:span></text:p>
                </table:table-cell>
              </table:table-row>
            </table:table>
            <text:p text:style-name="P9"><text:span text:style-name="T7">Fournisseur: </text:span><text:span text:style-name="T6"><text:text-input text:description="&lt;o.seller_id.name&gt;">Fournisseur</text:text-input></text:span><text:span text:style-name="T6"> </text:span><text:span text:style-name="T5">[</text:span><text:text-input text:description="&lt;o.supplier_code&gt;">Code fournisseur</text:text-input><text:span text:style-name="T5">]</text:span></text:p>
          </table:table-cell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/>
          </table:table-cell>
          <table:covered-table-cell/>
        </table:table-row>
      </table:table>
      <text:p text:style-name="P2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25cm" fo:margin-right="0.3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3" fo:column-gap="0.3cm">
          <style:column style:rel-width="3845*" fo:start-indent="0cm" fo:end-indent="0.15cm"/>
          <style:column style:rel-width="3930*" fo:start-indent="0.15cm" fo:end-indent="0.15cm"/>
          <style:column style:rel-width="3847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31T13:41:59.236000000</dc:date>
    <meta:editing-duration>PT21H56S</meta:editing-duration>
    <meta:editing-cycles>507</meta:editing-cycles>
    <meta:generator>LibreOffice/4.1.0.4$Windows_x86 LibreOffice_project/89ea49ddacd9aa532507cbf852f2bb22b1ace28</meta:generator>
    <meta:document-statistic meta:table-count="4" meta:image-count="0" meta:object-count="0" meta:page-count="1" meta:paragraph-count="14" meta:word-count="21" meta:character-count="142" meta:non-whitespace-character-count="134"/>
    <meta:user-defined meta:name="Info 1"/>
    <meta:user-defined meta:name="Info 2"/>
    <meta:user-defined meta:name="Info 3"/>
    <meta:user-defined meta:name="Info 4"/>
  </office:meta>
</office:document-meta>
</file>